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8"/>
          <table:table-cell office:value-type="string" calcext:value-type="string">
            <text:p>Englisch</text:p>
          </table:table-cell>
          <table:table-cell table:number-columns-repeated="5"/>
          <table:table-cell office:value-type="string" calcext:value-type="string">
            <text:p>Übersetzung</text:p>
          </table:table-cell>
        </table:table-row>
        <table:table-row table:style-name="ro1">
          <table:table-cell office:value-type="string" calcext:value-type="string">
            <text:p>Zeilennummer 693: "(Müde)",</text:p>
          </table:table-cell>
          <table:table-cell table:number-columns-repeated="8"/>
          <table:table-cell office:value-type="string" calcext:value-type="string">
            <text:p>Zeilennummer 693: "(Tired)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693: "* ~1 spricht VERSCHONEN!/%",</text:p>
          </table:table-cell>
          <table:table-cell table:number-columns-repeated="8"/>
          <table:table-cell office:value-type="string" calcext:value-type="string">
            <text:p>Zeilennummer 693: "* ~1 cast PACIFY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693: "* ~1 verschont ~2!/%",</text:p>
          </table:table-cell>
          <table:table-cell table:number-columns-repeated="8"/>
          <table:table-cell office:value-type="string" calcext:value-type="string">
            <text:p>Zeilennummer 693: "* ~1 spared ~2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693: "* ~1 Spricht Heilung!/%",</text:p>
          </table:table-cell>
          <table:table-cell table:number-columns-repeated="8"/>
          <table:table-cell office:value-type="string" calcext:value-type="string">
            <text:p>Zeilennummer 693: "* ~1 cast HEAL PRAYER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693: "* ~1 wurde \\cBzu tränen gelangweilt\\cW!&amp;",</text:p>
          </table:table-cell>
          <table:table-cell table:number-columns-repeated="8"/>
          <table:table-cell office:value-type="string" calcext:value-type="string">
            <text:p>Zeilennummer 693: "* ~1 was \\cBbored to tears\\cW!&amp;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693: "* ~1 hört vorsichtig zu!&amp;",</text:p>
          </table:table-cell>
          <table:table-cell table:number-columns-repeated="8"/>
          <table:table-cell office:value-type="string" calcext:value-type="string">
            <text:p>Zeilennummer 693: "* ~1 listened politely!&amp;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693: "* ~1 wurde Sentimental!&amp;",</text:p>
          </table:table-cell>
          <table:table-cell table:number-columns-repeated="8"/>
          <table:table-cell office:value-type="string" calcext:value-type="string">
            <text:p>Zeilennummer 693: "* ~1 became sentimental!&amp;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693: "* ~1 spricht gem. WAFFE!/%",</text:p>
          </table:table-cell>
          <table:table-cell table:number-columns-repeated="8"/>
          <table:table-cell office:value-type="string" calcext:value-type="string">
            <text:p>Zeilennummer 693: "* ~1 cast RUDE BUSTER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693: "/%",</text:p>
          </table:table-cell>
          <table:table-cell table:number-columns-repeated="8"/>
          <table:table-cell office:value-type="string" calcext:value-type="string">
            <text:p>Zeilennummer 693: "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693: "* ~1 benutzt den KAPUTTENKUCHEN!/%",</text:p>
          </table:table-cell>
          <table:table-cell table:number-columns-repeated="8"/>
          <table:table-cell office:value-type="string" calcext:value-type="string">
            <text:p>Zeilennummer 693: "* ~1 used the BROKEN CAKE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693: "* ~1 benutzt TOPKUCHEN!/%",</text:p>
          </table:table-cell>
          <table:table-cell table:number-columns-repeated="8"/>
          <table:table-cell office:value-type="string" calcext:value-type="string">
            <text:p>Zeilennummer 693: "* ~1 used the TOPCAKE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693: "* ~1 benutzt DREHKUCHEN!/%",</text:p>
          </table:table-cell>
          <table:table-cell table:number-columns-repeated="8"/>
          <table:table-cell office:value-type="string" calcext:value-type="string">
            <text:p>Zeilennummer 693: "* ~1 used the SPINCAKE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693: "* ~1 benutzt DUNKELBURGER!/%",</text:p>
          </table:table-cell>
          <table:table-cell table:number-columns-repeated="8"/>
          <table:table-cell office:value-type="string" calcext:value-type="string">
            <text:p>Zeilennummer 693: "* ~1 used the DARKBURGER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693: "* ~1 benutzt LANCERKEKS!/%",</text:p>
          </table:table-cell>
          <table:table-cell table:number-columns-repeated="8"/>
          <table:table-cell office:value-type="string" calcext:value-type="string">
            <text:p>Zeilennummer 693: "* ~1 used the LANCERCOOKIE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693: "* ~1 benutzt GIGASALAT!/%",</text:p>
          </table:table-cell>
          <table:table-cell table:number-columns-repeated="8"/>
          <table:table-cell office:value-type="string" calcext:value-type="string">
            <text:p>Zeilennummer 693: "* ~1 used the GIGASALAD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693: "* ~1 benutzt CLUBSANDWICH!/%",</text:p>
          </table:table-cell>
          <table:table-cell table:number-columns-repeated="8"/>
          <table:table-cell office:value-type="string" calcext:value-type="string">
            <text:p>Zeilennummer 693: "* ~1 used the CLUBS SANDWICH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693: "* ~1 benutzt HERZDONUT!/%",</text:p>
          </table:table-cell>
          <table:table-cell table:number-columns-repeated="8"/>
          <table:table-cell office:value-type="string" calcext:value-type="string">
            <text:p>Zeilennummer 693: "* ~1 used the HEARTS DONUT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693: "* ~1 benutzt SCHOKODIAMANT!/%",</text:p>
          </table:table-cell>
          <table:table-cell table:number-columns-repeated="8"/>
          <table:table-cell office:value-type="string" calcext:value-type="string">
            <text:p>Zeilennummer 693: "* ~1 used the CHOCO DIAMOND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693: "* ~1 benutzt LIE. SANDWICH!/%",</text:p>
          </table:table-cell>
          <table:table-cell table:number-columns-repeated="8"/>
          <table:table-cell office:value-type="string" calcext:value-type="string">
            <text:p>Zeilennummer 693: "* ~1 used the FAV SANDWICH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693: "* ~1 benutzt ROULXS ROUX!/%",</text:p>
          </table:table-cell>
          <table:table-cell table:number-columns-repeated="8"/>
          <table:table-cell office:value-type="string" calcext:value-type="string">
            <text:p>Zeilennummer 693: "* ~1 used the ROULXS ROUX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693: "* ~1 benutzt GEM. WAFFE!/%",</text:p>
          </table:table-cell>
          <table:table-cell table:number-columns-repeated="8"/>
          <table:table-cell office:value-type="string" calcext:value-type="string">
            <text:p>Zeilennummer 693: "* ~1 used RUDE BUSTER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693: "* ~1 benutzt ROTEWAFFE!/%",</text:p>
          </table:table-cell>
          <table:table-cell table:number-columns-repeated="8"/>
          <table:table-cell office:value-type="string" calcext:value-type="string">
            <text:p>Zeilennummer 693: "* ~1 used RED BUSTER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693: "* ~1 Spricht DOPPELTEHEILUNG!/%",</text:p>
          </table:table-cell>
          <table:table-cell table:number-columns-repeated="8"/>
          <table:table-cell office:value-type="string" calcext:value-type="string">
            <text:p>Zeilennummer 693: "* ~1 cast DUAL HEAL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693: "* ~1 benutzt DUNKELBONBON!/%",</text:p>
          </table:table-cell>
          <table:table-cell table:number-columns-repeated="8"/>
          <table:table-cell office:value-type="string" calcext:value-type="string">
            <text:p>Zeilennummer 693: "* ~1 used the DARK CANDY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693: "* ~1 benutzt LEBENSMINZE!/%",</text:p>
          </table:table-cell>
          <table:table-cell table:number-columns-repeated="8"/>
          <table:table-cell office:value-type="string" calcext:value-type="string">
            <text:p>Zeilennummer 693: "* ~1 used the REVIVE MINT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693: "* ~1 benutz die LEUCHTSCHERBE!/",</text:p>
          </table:table-cell>
          <table:table-cell table:number-columns-repeated="8"/>
          <table:table-cell office:value-type="string" calcext:value-type="string">
            <text:p>Zeilennummer 693: "* ~1 used the GLOWSHARD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693: "* Aber nichts passiert.../%",</text:p>
          </table:table-cell>
          <table:table-cell table:number-columns-repeated="8"/>
          <table:table-cell office:value-type="string" calcext:value-type="string">
            <text:p>Zeilennummer 693: "* But nothing happened..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693: "* Die LEUCHTSCHERBE verschwand!/%",</text:p>
          </table:table-cell>
          <table:table-cell table:number-columns-repeated="8"/>
          <table:table-cell office:value-type="string" calcext:value-type="string">
            <text:p>Zeilennummer 693: "* The GLOWSHARD disappeared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693: "* ~1 wurde unterbrochen!&amp;",</text:p>
          </table:table-cell>
          <table:table-cell table:number-columns-repeated="8"/>
          <table:table-cell office:value-type="string" calcext:value-type="string">
            <text:p>Zeilennummer 693: "* ~1 became enraptured!&amp;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693: "* ~1 lieOt die ANLEITUNG!/",</text:p>
          </table:table-cell>
          <table:table-cell table:number-columns-repeated="8"/>
          <table:table-cell office:value-type="string" calcext:value-type="string">
            <text:p>Zeilennummer 693: "* ~1 read the MANUAL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693: "* Aber nichts passiert.../%",</text:p>
          </table:table-cell>
          <table:table-cell table:number-columns-repeated="8"/>
          <table:table-cell office:value-type="string" calcext:value-type="string">
            <text:p>Zeilennummer 693: "* But nothing happened..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693: "* ~1 spricht VERSCHONEN^1!&amp;* Doch die Feinde waren nicht <text:s/>\\cBMÜDE\\cW.../%",</text:p>
          </table:table-cell>
          <table:table-cell table:number-columns-repeated="8"/>
          <table:table-cell office:value-type="string" calcext:value-type="string">
            <text:p>Zeilennummer 693: "* ~1 cast PACIFY^1!&amp;* But the enemy wasn't \\cBTIRED\\cW..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693: "* ~1 spricht VERSCHONEN^1!&amp;* Doch der Feind war nicht \\cBMÜDE\\cW... versuch \\cYSPARE\\cW!/%",</text:p>
          </table:table-cell>
          <table:table-cell table:number-columns-repeated="8"/>
          <table:table-cell office:value-type="string" calcext:value-type="string">
            <text:p>Zeilennummer 693: "* ~1 cast PACIFY^1!&amp;* But the foe wasn't \\cBTIRED\\cW... try \\cYSPARING\\cW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693: "* ~1 verschont ~2!/%",</text:p>
          </table:table-cell>
          <table:table-cell table:number-columns-repeated="8"/>
          <table:table-cell office:value-type="string" calcext:value-type="string">
            <text:p>Zeilennummer 693: "* ~1 spared ~2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693: "* ~1 verschont ~2^2!&amp;* Doch der Name war nicht \\cYGELB\\cW.../%",</text:p>
          </table:table-cell>
          <table:table-cell table:number-columns-repeated="8"/>
          <table:table-cell office:value-type="string" calcext:value-type="string">
            <text:p>Zeilennummer 693: "* ~1 spared ~2^2!&amp;* But its name wasn't \\cYYELLOW\\cW..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693: "* ~1 verschont ~2^2!&amp;* Doch der Name war nicht \\cYGELB\\cW.../",</text:p>
          </table:table-cell>
          <table:table-cell table:number-columns-repeated="8"/>
          <table:table-cell office:value-type="string" calcext:value-type="string">
            <text:p>Zeilennummer 693: "* ~1 spared ~2^2!&amp;* But its name wasn't \\cYYELLOW\\cW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693: "* (Versuche Ralseis \\cBPATZIFISTEN\\cWspruch!)/%",</text:p>
          </table:table-cell>
          <table:table-cell table:number-columns-repeated="8"/>
          <table:table-cell office:value-type="string" calcext:value-type="string">
            <text:p>Zeilennummer 693: "* (Try using Ralsei's \\cBPACIFY\\cW!)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693: "* ~1 verschont!/%",</text:p>
          </table:table-cell>
          <table:table-cell table:number-columns-repeated="8"/>
          <table:table-cell office:value-type="string" calcext:value-type="string">
            <text:p>Zeilennummer 693: "* ~1 spared!/%",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8T23:40:54.976000000</meta:creation-date>
    <dc:date>2023-06-18T23:41:53.320000000</dc:date>
    <meta:editing-duration>PT58S</meta:editing-duration>
    <meta:editing-cycles>1</meta:editing-cycles>
    <meta:document-statistic meta:table-count="1" meta:cell-count="79" meta:object-count="0"/>
    <meta:generator>LibreOffice/7.4.3.2$Windows_X86_64 LibreOffice_project/1048a8393ae2eeec98dff31b5c133c5f1d08b890</meta:generator>
  </office:meta>
</office:document-meta>
</file>